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Алюминий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толщина, мм</text:p>
          </table:table-cell>
          <table:table-cell table:style-name="ce1" office:value-type="float" office:value="20" calcext:value-type="float">
            <text:p>20.0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19.9" calcext:value-type="float">
            <text:p>19.9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20" calcext:value-type="float">
            <text:p>20.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суммарная толщина, мм</text:p>
          </table:table-cell>
          <table:table-cell table:formula="of:=SUM([.B4:.B4])" office:value-type="float" office:value="20" calcext:value-type="float">
            <text:p>20</text:p>
          </table:table-cell>
          <table:table-cell table:formula="of:=SUM([.$B4:.C4])" office:value-type="float" office:value="40.3" calcext:value-type="float">
            <text:p>40.3</text:p>
          </table:table-cell>
          <table:table-cell table:formula="of:=SUM([.$B4:.D4])" office:value-type="float" office:value="60.4" calcext:value-type="float">
            <text:p>60.4</text:p>
          </table:table-cell>
          <table:table-cell table:formula="of:=SUM([.$B4:.E4])" office:value-type="float" office:value="80.3" calcext:value-type="float">
            <text:p>80.3</text:p>
          </table:table-cell>
          <table:table-cell table:formula="of:=SUM([.$B4:.F4])" office:value-type="float" office:value="100" calcext:value-type="float">
            <text:p>100</text:p>
          </table:table-cell>
          <table:table-cell table:formula="of:=SUM([.$B4:.G4])" office:value-type="float" office:value="120.1" calcext:value-type="float">
            <text:p>120.1</text:p>
          </table:table-cell>
          <table:table-cell table:formula="of:=SUM([.$B4:.H4])" office:value-type="float" office:value="140.1" calcext:value-type="float">
            <text:p>140.1</text:p>
          </table:table-cell>
          <table:table-cell table:formula="of:=SUM([.$B4:.I4])" office:value-type="float" office:value="160.3" calcext:value-type="float">
            <text:p>160.3</text:p>
          </table:table-cell>
          <table:table-cell table:formula="of:=SUM([.$B4:.J4])" office:value-type="float" office:value="180.1" calcext:value-type="float">
            <text:p>180.1</text:p>
          </table:table-cell>
          <table:table-cell table:formula="of:=SUM([.$B4:.K4])" office:value-type="float" office:value="199.8" calcext:value-type="float">
            <text:p>199.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6000" calcext:value-type="float">
            <text:p>4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2501" calcext:value-type="float">
            <text:p>52501</text:p>
          </table:table-cell>
          <table:table-cell office:value-type="float" office:value="43112" calcext:value-type="float">
            <text:p>43112</text:p>
          </table:table-cell>
          <table:table-cell office:value-type="float" office:value="46125" calcext:value-type="float">
            <text:p>46125</text:p>
          </table:table-cell>
          <table:table-cell office:value-type="float" office:value="58800" calcext:value-type="float">
            <text:p>58800</text:p>
          </table:table-cell>
          <table:table-cell office:value-type="float" office:value="53099" calcext:value-type="float">
            <text:p>53099</text:p>
          </table:table-cell>
          <table:table-cell office:value-type="float" office:value="36662" calcext:value-type="float">
            <text:p>36662</text:p>
          </table:table-cell>
          <table:table-cell office:value-type="float" office:value="25475" calcext:value-type="float">
            <text:p>25475</text:p>
          </table:table-cell>
        </table:table-row>
        <table:table-row table:style-name="ro1">
          <table:table-cell office:value-type="string" calcext:value-type="string">
            <text:p>t, с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Свинец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толщина, мм</text:p>
          </table:table-cell>
          <table:table-cell table:number-columns-repeated="3" table:style-name="ce1" office:value-type="float" office:value="5" calcext:value-type="float">
            <text:p>5.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суммарная толщина, мм</text:p>
          </table:table-cell>
          <table:table-cell table:formula="of:=SUM([.$B12:.B12])" office:value-type="float" office:value="5" calcext:value-type="float">
            <text:p>5</text:p>
          </table:table-cell>
          <table:table-cell table:formula="of:=SUM([.$B12:.C12])" office:value-type="float" office:value="10" calcext:value-type="float">
            <text:p>10</text:p>
          </table:table-cell>
          <table:table-cell table:formula="of:=SUM([.$B12:.D12])" office:value-type="float" office:value="15" calcext:value-type="float">
            <text:p>15</text:p>
          </table:table-cell>
          <table:table-cell table:formula="of:=SUM([.$B12:.E12])" office:value-type="float" office:value="19.7" calcext:value-type="float">
            <text:p>19.7</text:p>
          </table:table-cell>
          <table:table-cell table:formula="of:=SUM([.$B12:.F12])" office:value-type="float" office:value="24.3" calcext:value-type="float">
            <text:p>24.3</text:p>
          </table:table-cell>
          <table:table-cell table:formula="of:=SUM([.$B12:.G12])" office:value-type="float" office:value="29.3" calcext:value-type="float">
            <text:p>29.3</text:p>
          </table:table-cell>
          <table:table-cell table:formula="of:=SUM([.$B12:.H12])" office:value-type="float" office:value="33.7" calcext:value-type="float">
            <text:p>33.7</text:p>
          </table:table-cell>
          <table:table-cell table:formula="of:=SUM([.$B12:.I12])" office:value-type="float" office:value="38.5" calcext:value-type="float">
            <text:p>38.5</text:p>
          </table:table-cell>
          <table:table-cell table:formula="of:=SUM([.$B12:.J12])" office:value-type="float" office:value="43.6" calcext:value-type="float">
            <text:p>43.6</text:p>
          </table:table-cell>
          <table:table-cell table:formula="of:=SUM([.$B12:.K12])"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3041" calcext:value-type="float">
            <text:p>43041</text:p>
          </table:table-cell>
          <table:table-cell office:value-type="float" office:value="44128" calcext:value-type="float">
            <text:p>44128</text:p>
          </table:table-cell>
          <table:table-cell office:value-type="float" office:value="47372" calcext:value-type="float">
            <text:p>47372</text:p>
          </table:table-cell>
          <table:table-cell office:value-type="float" office:value="52100" calcext:value-type="float">
            <text:p>52100</text:p>
          </table:table-cell>
          <table:table-cell office:value-type="float" office:value="76190" calcext:value-type="float">
            <text:p>76190</text:p>
          </table:table-cell>
          <table:table-cell office:value-type="float" office:value="43330" calcext:value-type="float">
            <text:p>43330</text:p>
          </table:table-cell>
          <table:table-cell office:value-type="float" office:value="29139" calcext:value-type="float">
            <text:p>29139</text:p>
          </table:table-cell>
          <table:table-cell office:value-type="float" office:value="18184" calcext:value-type="float">
            <text:p>18184</text:p>
          </table:table-cell>
          <table:table-cell office:value-type="float" office:value="11616" calcext:value-type="float">
            <text:p>11616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 office:value-type="string" calcext:value-type="string">
            <text:p>t, с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Железо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толщина, мм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2" table:style-name="ce1" office:value-type="float" office:value="10" calcext:value-type="float">
            <text:p>10.0</text:p>
          </table:table-cell>
          <table:table-cell table:number-columns-repeated="2" table:style-name="ce1" office:value-type="float" office:value="10.1" calcext:value-type="float">
            <text:p>10.1</text:p>
          </table:table-cell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суммарная толщина, мм</text:p>
          </table:table-cell>
          <table:table-cell table:formula="of:=SUM([.$B20:.B20])" office:value-type="float" office:value="10.1" calcext:value-type="float">
            <text:p>10.1</text:p>
          </table:table-cell>
          <table:table-cell table:formula="of:=SUM([.$B20:.C20])" office:value-type="float" office:value="20.3" calcext:value-type="float">
            <text:p>20.3</text:p>
          </table:table-cell>
          <table:table-cell table:formula="of:=SUM([.$B20:.D20])" office:value-type="float" office:value="30.4" calcext:value-type="float">
            <text:p>30.4</text:p>
          </table:table-cell>
          <table:table-cell table:formula="of:=SUM([.$B20:.E20])" office:value-type="float" office:value="40.7" calcext:value-type="float">
            <text:p>40.7</text:p>
          </table:table-cell>
          <table:table-cell table:formula="of:=SUM([.$B20:.F20])" office:value-type="float" office:value="50.7" calcext:value-type="float">
            <text:p>50.7</text:p>
          </table:table-cell>
          <table:table-cell table:formula="of:=SUM([.$B20:.G20])" office:value-type="float" office:value="60.7" calcext:value-type="float">
            <text:p>60.7</text:p>
          </table:table-cell>
          <table:table-cell table:formula="of:=SUM([.$B20:.H20])" office:value-type="float" office:value="70.8" calcext:value-type="float">
            <text:p>70.8</text:p>
          </table:table-cell>
          <table:table-cell table:formula="of:=SUM([.$B20:.I20])" office:value-type="float" office:value="80.9" calcext:value-type="float">
            <text:p>80.9</text:p>
          </table:table-cell>
          <table:table-cell table:formula="of:=SUM([.$B20:.J20])" office:value-type="float" office:value="90.9" calcext:value-type="float">
            <text:p>90.9</text:p>
          </table:table-cell>
          <table:table-cell table:formula="of:=SUM([.$B20:.K20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6770" calcext:value-type="float">
            <text:p>46770</text:p>
          </table:table-cell>
          <table:table-cell office:value-type="float" office:value="47883" calcext:value-type="float">
            <text:p>47883</text:p>
          </table:table-cell>
          <table:table-cell office:value-type="float" office:value="51174" calcext:value-type="float">
            <text:p>51174</text:p>
          </table:table-cell>
          <table:table-cell office:value-type="float" office:value="41074" calcext:value-type="float">
            <text:p>41074</text:p>
          </table:table-cell>
          <table:table-cell office:value-type="float" office:value="77237" calcext:value-type="float">
            <text:p>77237</text:p>
          </table:table-cell>
          <table:table-cell office:value-type="float" office:value="44965" calcext:value-type="float">
            <text:p>44965</text:p>
          </table:table-cell>
          <table:table-cell office:value-type="float" office:value="26906" calcext:value-type="float">
            <text:p>26906</text:p>
          </table:table-cell>
          <table:table-cell office:value-type="float" office:value="16397" calcext:value-type="float">
            <text:p>16397</text:p>
          </table:table-cell>
          <table:table-cell office:value-type="float" office:value="10624" calcext:value-type="float">
            <text:p>10624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string" calcext:value-type="string">
            <text:p>t, с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Фо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102" calcext:value-type="float">
            <text:p>4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, с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05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3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2P0"/>
    </number:currency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9:59:23.230675042</meta:creation-date>
    <dc:date>2022-09-07T11:59:59.506744098</dc:date>
    <meta:editing-duration>PT18M22S</meta:editing-duration>
    <meta:editing-cycles>4</meta:editing-cycles>
    <meta:generator>LibreOffice/7.3.5.2$Linux_X86_64 LibreOffice_project/30$Build-2</meta:generator>
    <meta:document-statistic meta:table-count="1" meta:cell-count="173" meta:object-count="0"/>
  </office:meta>
</office:document-meta>
</file>